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note">
      <style:text-properties officeooo:rsid="0022c2e4" officeooo:paragraph-rsid="0022c2e4"/>
    </style:style>
    <style:style style:name="P2" style:family="paragraph" style:parent-style-name="Footnote">
      <style:text-properties officeooo:paragraph-rsid="0022c2e4"/>
    </style:style>
    <style:style style:name="P3" style:family="paragraph" style:parent-style-name="Heading">
      <style:text-properties officeooo:rsid="002461ff" officeooo:paragraph-rsid="002461ff"/>
    </style:style>
    <style:style style:name="P4" style:family="paragraph" style:parent-style-name="Heading">
      <style:text-properties officeooo:paragraph-rsid="001b882a"/>
    </style:style>
    <style:style style:name="P5" style:family="paragraph" style:parent-style-name="Heading_20_2">
      <style:text-properties officeooo:rsid="0014997b" officeooo:paragraph-rsid="0014997b"/>
    </style:style>
    <style:style style:name="P6" style:family="paragraph" style:parent-style-name="Heading_20_3">
      <style:text-properties officeooo:rsid="0017559f" officeooo:paragraph-rsid="0020a906"/>
    </style:style>
    <style:style style:name="P7" style:family="paragraph" style:parent-style-name="Text_20_body">
      <style:text-properties officeooo:rsid="000fd0eb" officeooo:paragraph-rsid="000fd0eb"/>
    </style:style>
    <style:style style:name="P8" style:family="paragraph" style:parent-style-name="Text_20_body">
      <style:text-properties officeooo:rsid="0014997b" officeooo:paragraph-rsid="002c9c27"/>
    </style:style>
    <style:style style:name="P9" style:family="paragraph" style:parent-style-name="Text_20_body" style:list-style-name="L1"/>
    <style:style style:name="P10" style:family="paragraph" style:parent-style-name="Text_20_body" style:list-style-name="L1">
      <style:paragraph-properties fo:margin-top="0in" fo:margin-bottom="0in" style:contextual-spacing="false"/>
    </style:style>
    <style:style style:name="P11" style:family="paragraph" style:parent-style-name="Text_20_body" style:list-style-name="L1">
      <style:paragraph-properties fo:margin-top="0in" fo:margin-bottom="0in" style:contextual-spacing="false"/>
      <style:text-properties officeooo:paragraph-rsid="0014dc5a"/>
    </style:style>
    <style:style style:name="P12" style:family="paragraph" style:parent-style-name="Text_20_body" style:list-style-name="L1">
      <style:paragraph-properties fo:margin-top="0in" fo:margin-bottom="0in" style:contextual-spacing="false"/>
      <style:text-properties officeooo:paragraph-rsid="0015a11d"/>
    </style:style>
    <style:style style:name="P13" style:family="paragraph" style:parent-style-name="Text_20_body" style:list-style-name="L1">
      <style:text-properties officeooo:paragraph-rsid="001b882a"/>
    </style:style>
    <style:style style:name="P14" style:family="paragraph" style:parent-style-name="Text_20_body" style:list-style-name="L1">
      <style:paragraph-properties fo:margin-top="0in" fo:margin-bottom="0in" style:contextual-spacing="false"/>
      <style:text-properties officeooo:paragraph-rsid="001b882a"/>
    </style:style>
    <style:style style:name="P15" style:family="paragraph" style:parent-style-name="Text_20_body" style:list-style-name="L1">
      <style:text-properties officeooo:paragraph-rsid="001c1e14"/>
    </style:style>
    <style:style style:name="P16" style:family="paragraph" style:parent-style-name="Text_20_body" style:list-style-name="L1">
      <style:paragraph-properties fo:margin-top="0in" fo:margin-bottom="0in" style:contextual-spacing="false"/>
      <style:text-properties officeooo:paragraph-rsid="001c1e14"/>
    </style:style>
    <style:style style:name="P17" style:family="paragraph" style:parent-style-name="Text_20_body" style:list-style-name="L1">
      <style:paragraph-properties fo:margin-top="0in" fo:margin-bottom="0in" style:contextual-spacing="false"/>
      <style:text-properties officeooo:paragraph-rsid="001ff469"/>
    </style:style>
    <style:style style:name="P18" style:family="paragraph" style:parent-style-name="Text_20_body">
      <style:paragraph-properties fo:margin-top="0in" fo:margin-bottom="0in" style:contextual-spacing="false"/>
    </style:style>
    <style:style style:name="P19" style:family="paragraph" style:parent-style-name="Text_20_body">
      <style:text-properties officeooo:rsid="0015a11d" officeooo:paragraph-rsid="0015a11d"/>
    </style:style>
    <style:style style:name="P20" style:family="paragraph" style:parent-style-name="Text_20_body">
      <style:text-properties style:font-name="Liberation Mono" fo:font-size="10pt" fo:font-weight="bold" officeooo:rsid="0017559f" officeooo:paragraph-rsid="0017559f" style:font-size-asian="10pt" style:font-weight-asian="bold" style:font-size-complex="10pt" style:font-weight-complex="bold"/>
    </style:style>
    <style:style style:name="P21" style:family="paragraph" style:parent-style-name="Text_20_body">
      <style:text-properties style:font-name="Liberation Mono" fo:font-size="9pt" fo:font-weight="bold" officeooo:rsid="0015a11d" officeooo:paragraph-rsid="0015a11d" style:font-size-asian="9pt" style:font-weight-asian="bold" style:font-size-complex="9pt" style:font-weight-complex="bold"/>
    </style:style>
    <style:style style:name="P22" style:family="paragraph" style:parent-style-name="Text_20_body">
      <style:text-properties officeooo:rsid="0017559f" officeooo:paragraph-rsid="0017559f"/>
    </style:style>
    <style:style style:name="P23" style:family="paragraph" style:parent-style-name="Text_20_body" style:list-style-name="L1">
      <style:paragraph-properties fo:margin-top="0in" fo:margin-bottom="0in" style:contextual-spacing="false"/>
      <style:text-properties officeooo:rsid="001b882a" officeooo:paragraph-rsid="001c1e14"/>
    </style:style>
    <style:style style:name="P24" style:family="paragraph" style:parent-style-name="Text_20_body" style:list-style-name="L1">
      <style:paragraph-properties fo:margin-top="0in" fo:margin-bottom="0in" style:contextual-spacing="false"/>
      <style:text-properties officeooo:rsid="001c1e14" officeooo:paragraph-rsid="001c1e14"/>
    </style:style>
    <style:style style:name="P25" style:family="paragraph" style:parent-style-name="Text_20_body" style:list-style-name="L1">
      <style:text-properties officeooo:rsid="001c1e14" officeooo:paragraph-rsid="001c1e14"/>
    </style:style>
    <style:style style:name="P26" style:family="paragraph" style:parent-style-name="Text_20_body" style:list-style-name="L2">
      <style:text-properties officeooo:rsid="001c1e14" officeooo:paragraph-rsid="001c1e14"/>
    </style:style>
    <style:style style:name="P27" style:family="paragraph" style:parent-style-name="Text_20_body" style:list-style-name="L2">
      <style:text-properties officeooo:rsid="001ce75c" officeooo:paragraph-rsid="001ce75c"/>
    </style:style>
    <style:style style:name="P28" style:family="paragraph" style:parent-style-name="Text_20_body">
      <style:text-properties officeooo:rsid="002201bd" officeooo:paragraph-rsid="002201bd"/>
    </style:style>
    <style:style style:name="P29" style:family="paragraph" style:parent-style-name="Text_20_body">
      <style:text-properties officeooo:rsid="0022c2e4" officeooo:paragraph-rsid="0022c2e4"/>
    </style:style>
    <style:style style:name="P30" style:family="paragraph" style:parent-style-name="Text_20_body">
      <style:text-properties officeooo:rsid="002316d0" officeooo:paragraph-rsid="002316d0"/>
    </style:style>
    <style:style style:name="P31" style:family="paragraph" style:parent-style-name="Text_20_body">
      <style:text-properties officeooo:rsid="00255b29" officeooo:paragraph-rsid="00255b29"/>
    </style:style>
    <style:style style:name="P32" style:family="paragraph" style:parent-style-name="Text_20_body" style:list-style-name="L4">
      <style:paragraph-properties fo:margin-top="0in" fo:margin-bottom="0in" style:contextual-spacing="false" fo:text-align="start" style:justify-single-word="false"/>
    </style:style>
    <style:style style:name="P33" style:family="paragraph" style:parent-style-name="Text_20_body">
      <style:text-properties officeooo:rsid="002a0c06" officeooo:paragraph-rsid="002b53d9"/>
    </style:style>
    <style:style style:name="P34" style:family="paragraph" style:parent-style-name="Text_20_body" style:list-style-name="L4"/>
    <style:style style:name="T1" style:family="text">
      <style:text-properties fo:font-style="italic" style:font-style-asian="italic" style:font-style-complex="italic"/>
    </style:style>
    <style:style style:name="T2" style:family="text">
      <style:text-properties fo:font-style="italic" officeooo:rsid="00232f61"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058c3" style:font-style-asian="normal" style:font-style-complex="normal"/>
    </style:style>
    <style:style style:name="T5" style:family="text">
      <style:text-properties fo:font-style="normal" officeooo:rsid="0010d039" style:font-style-asian="normal" style:font-style-complex="normal"/>
    </style:style>
    <style:style style:name="T6" style:family="text">
      <style:text-properties fo:font-style="normal" officeooo:rsid="002316d0" style:font-style-asian="normal" style:font-style-complex="normal"/>
    </style:style>
    <style:style style:name="T7" style:family="text">
      <style:text-properties fo:font-style="normal" officeooo:rsid="00281664" style:font-style-asian="normal" style:font-style-complex="normal"/>
    </style:style>
    <style:style style:name="T8" style:family="text">
      <style:text-properties fo:font-style="normal" officeooo:rsid="002aa4c3" style:font-style-asian="normal" style:font-style-complex="normal"/>
    </style:style>
    <style:style style:name="T9" style:family="text">
      <style:text-properties fo:font-style="normal" officeooo:rsid="002c9c27" style:font-style-asian="normal" style:font-style-complex="normal"/>
    </style:style>
    <style:style style:name="T10" style:family="text">
      <style:text-properties fo:font-weight="bold" officeooo:rsid="0010d039" style:font-weight-asian="bold" style:font-weight-complex="bold"/>
    </style:style>
    <style:style style:name="T11" style:family="text">
      <style:text-properties style:font-name="Liberation Mono" fo:font-size="10pt" style:font-size-asian="10pt" style:font-size-complex="10pt"/>
    </style:style>
    <style:style style:name="T12" style:family="text">
      <style:text-properties style:font-name="Liberation Mono" fo:font-size="10pt" officeooo:rsid="0014997b" style:font-size-asian="10pt" style:font-size-complex="10pt"/>
    </style:style>
    <style:style style:name="T13" style:family="text">
      <style:text-properties style:font-name="Liberation Mono" fo:font-size="10pt" officeooo:rsid="0014dc5a" style:font-size-asian="10pt" style:font-size-complex="10pt"/>
    </style:style>
    <style:style style:name="T14" style:family="text">
      <style:text-properties style:font-name="Liberation Mono" fo:font-size="10pt" officeooo:rsid="0015a11d" style:font-size-asian="10pt" style:font-size-complex="10pt"/>
    </style:style>
    <style:style style:name="T15" style:family="text">
      <style:text-properties style:font-name="Liberation Mono" fo:font-size="10pt" officeooo:rsid="002b53d9" style:font-size-asian="10pt" style:font-size-complex="10pt"/>
    </style:style>
    <style:style style:name="T16" style:family="text">
      <style:text-properties style:font-name="Liberation Mono" fo:font-size="10pt" fo:font-weight="bold" style:font-size-asian="10pt" style:font-weight-asian="bold" style:font-size-complex="10pt" style:font-weight-complex="bold"/>
    </style:style>
    <style:style style:name="T17" style:family="text">
      <style:text-properties style:font-name="Liberation Mono" fo:font-size="8pt" style:font-size-asian="8pt" style:font-size-complex="8pt"/>
    </style:style>
    <style:style style:name="T18" style:family="text">
      <style:text-properties style:font-name="Liberation Mono" fo:font-size="8pt" style:text-underline-style="none" style:font-size-asian="8pt" style:font-size-complex="8pt"/>
    </style:style>
    <style:style style:name="T19" style:family="text">
      <style:text-properties fo:font-size="10pt" style:font-size-asian="10pt" style:font-size-complex="10pt"/>
    </style:style>
    <style:style style:name="T20" style:family="text">
      <style:text-properties fo:font-size="10pt" officeooo:rsid="0014997b" style:font-size-asian="10pt" style:font-size-complex="10pt"/>
    </style:style>
    <style:style style:name="T21" style:family="text">
      <style:text-properties fo:font-size="10pt" officeooo:rsid="0014dc5a" style:font-size-asian="10pt" style:font-size-complex="10pt"/>
    </style:style>
    <style:style style:name="T22" style:family="text">
      <style:text-properties fo:color="#000000" loext:opacity="100%" style:font-name="Liberation Mono" fo:font-size="10pt" fo:font-style="normal" fo:font-weight="bold" officeooo:rsid="001058c3" style:font-size-asian="10pt" style:font-style-asian="normal" style:font-weight-asian="bold" style:font-size-complex="10pt" style:font-style-complex="normal" style:font-weight-complex="bold"/>
    </style:style>
    <style:style style:name="T23" style:family="text">
      <style:text-properties officeooo:rsid="0010d039"/>
    </style:style>
    <style:style style:name="T24" style:family="text">
      <style:text-properties fo:font-weight="normal" officeooo:rsid="0010d039" style:font-weight-asian="normal" style:font-weight-complex="normal"/>
    </style:style>
    <style:style style:name="T25" style:family="text">
      <style:text-properties fo:font-weight="normal" officeooo:rsid="0026b08d" style:font-weight-asian="normal" style:font-weight-complex="normal"/>
    </style:style>
    <style:style style:name="T26" style:family="text">
      <style:text-properties officeooo:rsid="00122be1"/>
    </style:style>
    <style:style style:name="T27" style:family="text">
      <style:text-properties officeooo:rsid="0013d780"/>
    </style:style>
    <style:style style:name="T28" style:family="text">
      <style:text-properties officeooo:rsid="0014997b"/>
    </style:style>
    <style:style style:name="T29" style:family="text">
      <style:text-properties officeooo:rsid="0014dc5a"/>
    </style:style>
    <style:style style:name="T30" style:family="text">
      <style:text-properties officeooo:rsid="0015a11d"/>
    </style:style>
    <style:style style:name="T31" style:family="text">
      <style:text-properties fo:color="#808080" loext:opacity="100%" style:font-name="JetBrains Mono" fo:font-size="11.5pt" fo:font-style="italic" fo:font-weight="normal" style:font-size-asian="11.5pt" style:font-style-asian="italic" style:font-weight-asian="normal"/>
    </style:style>
    <style:style style:name="T32" style:family="text">
      <style:text-properties officeooo:rsid="0017559f"/>
    </style:style>
    <style:style style:name="T33" style:family="text">
      <style:text-properties officeooo:rsid="00185316"/>
    </style:style>
    <style:style style:name="T34" style:family="text">
      <style:text-properties officeooo:rsid="0019a0bb"/>
    </style:style>
    <style:style style:name="T35" style:family="text">
      <style:text-properties officeooo:rsid="001b882a"/>
    </style:style>
    <style:style style:name="T36" style:family="text">
      <style:text-properties officeooo:rsid="001c1e14"/>
    </style:style>
    <style:style style:name="T37" style:family="text">
      <style:text-properties officeooo:rsid="001ce75c"/>
    </style:style>
    <style:style style:name="T38" style:family="text">
      <style:text-properties officeooo:rsid="001ed2da"/>
    </style:style>
    <style:style style:name="T39" style:family="text">
      <style:text-properties officeooo:rsid="0022c2e4"/>
    </style:style>
    <style:style style:name="T40" style:family="text">
      <style:text-properties fo:color="#949400" loext:opacity="100%" style:font-name="Courier" fo:font-size="9.5pt" fo:font-weight="bold" style:font-size-asian="9.5pt" style:font-weight-asian="bold"/>
    </style:style>
    <style:style style:name="T41" style:family="text">
      <style:text-properties fo:color="#949400" loext:opacity="100%" style:font-name="Courier" fo:font-size="9.5pt" fo:font-weight="bold" officeooo:rsid="0022c2e4" style:font-size-asian="9.5pt" style:font-weight-asian="bold"/>
    </style:style>
    <style:style style:name="T42" style:family="text">
      <style:text-properties officeooo:rsid="002316d0"/>
    </style:style>
    <style:style style:name="T43" style:family="text">
      <style:text-properties officeooo:rsid="00232f61"/>
    </style:style>
    <style:style style:name="T44" style:family="text">
      <style:text-properties officeooo:rsid="002461ff"/>
    </style:style>
    <style:style style:name="T45" style:family="text">
      <style:text-properties officeooo:rsid="0027c62c"/>
    </style:style>
    <style:style style:name="T46" style:family="text">
      <style:text-properties officeooo:rsid="00281664"/>
    </style:style>
    <style:style style:name="T47" style:family="text">
      <style:text-properties officeooo:rsid="002a0c06"/>
    </style:style>
    <style:style style:name="T48" style:family="text">
      <style:text-properties officeooo:rsid="002aa4c3"/>
    </style:style>
    <style:style style:name="T49" style:family="text">
      <style:text-properties officeooo:rsid="002b53d9"/>
    </style:style>
    <style:style style:name="T50" style:family="text">
      <style:text-properties style:font-name="Liberation Serif"/>
    </style:style>
    <style:style style:name="T51" style:family="text">
      <style:text-properties style:font-name="Liberation Serif" officeooo:rsid="002b53d9"/>
    </style:style>
    <style:style style:name="T52" style:family="text">
      <style:text-properties officeooo:rsid="002c9c27"/>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text:bullet-char="•">
        <style:list-level-properties text:space-before="0.7882in" text:min-label-width="0.1965in"/>
        <style:text-properties style:font-name="OpenSymbol"/>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olicy Documents</text:p>
      <text:p text:style-name="P7">A <text:span text:style-name="T1">policy document </text:span><text:span text:style-name="T3">refers to human readable, machine language neutral document which makes clear how </text:span><text:span text:style-name="T9">the server processes requests by the client. In particular, how </text:span><text:span text:style-name="T3">scopes are to be processed by the server. Each client may have a policy in OA4MP, </text:span><text:span text:style-name="T9">although the basic functioning does not require one</text:span><text:span text:style-name="T3">. </text:span><text:span text:style-name="T9">Policies are for when basic OAuth is insufficient. </text:span><text:span text:style-name="T3">There are very simple user metadata policies in effect if the client is, say, and OIDC client, but there are no general policies in effect for a wide variety of <text:s/>behaviors on a server. The type of access token used, such as WLCG, RFC 906</text:span><text:span text:style-name="T8">8</text:span><text:span text:style-name="T3"> or SciToken </text:span><text:span text:style-name="T5">are mostly concerned with semantics of parts of the token and may </text:span><text:span text:style-name="T3">bring some <text:s/>rudimentary policies along, but these are usually insufficient for most practical needs. </text:span></text:p>
      <text:p text:style-name="P7"><text:span text:style-name="T3">For example, the </text:span><text:a xlink:type="simple" xlink:href="https://scitokens.org/technical_docs/Claims" text:style-name="Internet_20_link" text:visited-style-name="Visited_20_Internet_20_Link"><text:span text:style-name="T3">SciToken</text:span><text:span text:style-name="T9">s</text:span><text:span text:style-name="T3"> specification</text:span></text:a><text:span text:style-name="T3"> carefully outlines the semantics of the returned permissions in an access token, but it cannot possibly articulate how these are determined. </text:span><text:span text:style-name="T4">So the fact that a permission like </text:span><text:span text:style-name="T22">read:/home/fionna/public/data/nsf-12345</text:span><text:span text:style-name="T4"> is asserted to user Bob may actually involve looking up Bob’s group memberships, checking he is currently on the given grant and that he is given explicit permission to read (but possibly not write) the given path. The point is that quite obviously the SciToken</text:span><text:span text:style-name="T9">s</text:span><text:span text:style-name="T4"> specification cannot reasonably know such a thing.</text:span></text:p>
      <text:p text:style-name="Heading">On the need for a policy document.</text:p>
      <text:p text:style-name="Text_20_body"><text:span text:style-name="T23">The </text:span><text:a xlink:type="simple" xlink:href="https://openid.net/specs/openid-connect-core-1_0.html" text:style-name="Internet_20_link" text:visited-style-name="Visited_20_Internet_20_Link"><text:span text:style-name="T23">OIDC specification</text:span></text:a><text:span text:style-name="T23"> sets some basic policies on the ID token, such as asserting the </text:span><text:span text:style-name="T10">sub </text:span><text:span text:style-name="T24">claim. </text:span><text:span text:style-name="T25">See the </text:span><text:a xlink:type="simple" xlink:href="https://oa4mp.org/pdf/scopes.pdf" text:style-name="Internet_20_link" text:visited-style-name="Visited_20_Internet_20_Link"><text:span text:style-name="T25">scope document</text:span></text:a><text:span text:style-name="T25"> for more. </text:span><text:span text:style-name="T24"><text:s/>Clients that only need that do not need additional policies. Public clients, which are OIDC clients that essentially wrap whether or not the user has a valid login also need no additional policies. </text:span><text:span text:style-name="T23">In a well-run OA4MP instance, however, clients that have processing needs above and beyond </text:span><text:span text:style-name="T52">the basic <text:s/></text:span><text:span text:style-name="T23">should always have one. The practical reason is that as system</text:span><text:span text:style-name="T26">s</text:span><text:span text:style-name="T23"> grow, extensions to existing policies are invariably needed. In such a case, if the policies are not carefully managed, client behavior may become “</text:span><text:span text:style-name="T27">predictable and </text:span><text:span text:style-name="T23">unwanted.” The correct workflow is to update the policy document and then update the implementation, and no changes to the implementation happen without a change to the policy document first. </text:span></text:p>
      <text:p text:style-name="P31">Policy documents should reside some place public and be world-readable but have a small set of committers that can change them. It is common to but them under version control<text:span text:style-name="T1"> e.g.</text:span><text:span text:style-name="T3"> in GitHub. The correct workflow is that if something is not in the policy document, it does not exist and policy changes should be done carefully with good consideration for the effect. Remember that a bad set of policies can cripple the ability of the organization to operate.</text:span></text:p>
      <text:h text:style-name="Heading_20_1" text:outline-level="1">Structure of the policy document</text:h>
      <text:p text:style-name="P28">There is no required <text:s/>format, but the major sections should cover various parts of the flow. Tokens all require audience, subject, lifetime and issuer. There are defaults for these but if there are special requirements they should be stated. Note that you should be aware of the requirements of the service. Tokens are usually validated based on the issuer, audience and lifetime, so be sure your policy produces valid tokens. </text:p>
      <text:p text:style-name="P28">OA4MP allows you to assert any claim you want in a token as part of your policy. For instance, some clients require grant information to be asserted based on group memberships so they can track resource usage. </text:p>
      <text:p text:style-name="P28"><text:soft-page-break/>A great source of confusion is what tokens are vs. their content. <text:span text:style-name="T39">Many articles are </text:span><text:span text:style-name="T52">unclear</text:span><text:span text:style-name="T39"> because they assume that every token is a JWT and some even go so far as to refer to the access token as “the JWT”. This is not the case at all. </text:span>ID tokens are signed JWTs (JSON web tokens) as per the OIDC specification. Access and refresh tokens, as per the OAuth specification, are simply opaque strings<text:note text:id="ftn0" text:note-class="footnote"><text:note-citation>1</text:note-citation><text:note-body><text:p text:style-name="P1">Here’s a typical basic <text:span text:style-name="T43">(opaque) </text:span>OA4MP access token:<text:line-break/><text:span text:style-name="T17">NB2HI4DTHIXS63DPMNQWY2DPON2DUOJUGQZS633BOV2GQMRPG44DGODBGU4DAOBSMQYGKMBSGI2DSNDDGM3WCOBRGA2GENLGHBST65DZOBST2YLDMNSXG42UN5VWK3RGORZT2MJXGMZDMNJWHA3DSOBTGQTHMZLSONUW63R5OYZC4MBGNRUWMZLUNFWWKPJZGAYDAMBQ</text:span></text:p><text:p text:style-name="P2"><text:span text:style-name="T39">which is a base 32 encoding of the actual token<text:line-break/></text:span><text:a xlink:type="simple" xlink:href="https://localhost:9443/oauth2/7838a58082d0e022494c37a8104b5f8e?type=accessToken&amp;ts=1732656869834&amp;version=v2.0&amp;lifetime=900000" text:style-name="Internet_20_link" text:visited-style-name="Visited_20_Internet_20_Link"><text:span text:style-name="T18">https://localhost:9443/oauth2/7838a58082d0e022494c37a8104b5f8e?type=accessToken&amp;ts=1732656869834&amp;version=v2.0&amp;lifetime=900000</text:span></text:a></text:p><text:p text:style-name="P2"><text:span text:style-name="T39">If you are getting </text:span><text:span text:style-name="T43">one of </text:span><text:span text:style-name="T39">these and don’t know what it is, you probably need to specify the token format to be JWT.</text:span><text:line-break/><text:span text:style-name="T41"><text:line-break/></text:span></text:p></text:note-body></text:note>. <text:span text:style-name="T39">OA4MP returns opaque strings unless the policy states otherwise. Having access tokens that are WLCG, </text:span><text:span text:style-name="T43">SciToken, </text:span><text:span text:style-name="T2">&amp;c</text:span><text:span text:style-name="T43">.</text:span><text:span text:style-name="T39"> compliant means the token is a JWT. </text:span></text:p>
      <text:p text:style-name="P30">Finally, OA4MP works with virtually every <text:span text:style-name="T43">OAuth 2 </text:span>client library in existence and <text:span text:style-name="T43">a few</text:span> of these have non-standard quirks. Be sure your take these into account in designing you policy.</text:p>
      <text:h text:style-name="Heading_20_2" text:outline-level="2">Header</text:h>
      <text:p text:style-name="P33">This should be generally informational and at least contain the clients (by ID) for which this applies. <text:span text:style-name="T49"><text:s text:c="2"/></text:span>It is also possible to apply it to every administered <text:s/>client. <text:span text:style-name="T49">Flows that this policy supports (such as device flow, authorization code flow et al) should be noted.</text:span></text:p>
      <text:h text:style-name="Heading_20_2" text:outline-level="2">Authorization</text:h>
      <text:p text:style-name="P28">This relates to who can authorize, such as restricting users to a specific IDP or group membership. It should articulate rejection modes and (if applicable) any signing requirements. <text:span text:style-name="T42">If you are using group memberships as part of the policy logic, be sure to tell OA4MP where it can find them. </text:span><text:span text:style-name="T47">OA4MP is usually considered a trusted party, so if the information is not world readable, OA4MP needs some authorization mechanism to access it.</text:span></text:p>
      <text:h text:style-name="Heading_20_2" text:outline-level="2">ID tokens</text:h>
      <text:p text:style-name="P28">You will get these normally if your client is an OIDC client and sends the openid scope. <text:s/>This token is, in fact, an assertion of the user’s metadata, such as (potentially) the name, authorization time, various bits of information asserted by the IDP at login. The format of <text:span text:style-name="T39">these is always a JWT.</text:span></text:p>
      <text:h text:style-name="Heading_20_2" text:outline-level="2">Access tokens</text:h>
      <text:p text:style-name="P29">Opaque tokens cannot assert scopes (permissions), so if you need the scope claim asserted, you need to specify which to use. <text:span text:style-name="T45">The major access token specifications are </text:span><text:a xlink:type="simple" xlink:href="https://zenodo.org/records/3460258" text:style-name="Internet_20_link" text:visited-style-name="Visited_20_Internet_20_Link"><text:span text:style-name="T45">WLCG</text:span></text:a><text:span text:style-name="T45">, </text:span><text:a xlink:type="simple" xlink:href="https://scitokens.org/technical_docs/Claims" text:style-name="Internet_20_link" text:visited-style-name="Visited_20_Internet_20_Link"><text:span text:style-name="T45">SciToken</text:span></text:a><text:span text:style-name="T45">s and </text:span><text:a xlink:type="simple" xlink:href="https://www.rfc-editor.org/rfc/rfc9068" text:style-name="Internet_20_link" text:visited-style-name="Visited_20_Internet_20_Link"><text:span text:style-name="T45">RFC 9068</text:span></text:a><text:span text:style-name="T45">. <text:s/>The first two specify the format off the permissions and capabilities, the latter does not. The choice will mostly be driven by interoperability with whatever processes the permissions. </text:span>In this section, you <text:s/>list what requests (passed in as “scope”<text:span text:style-name="T46">)</text:span> <text:span text:style-name="T46">corresponds </text:span>in what permissions, capabilities etc. This may involve articulating a mechanism (e.g. LDAP, <text:span text:style-name="T46">RESTful service, </text:span>database lookup, <text:span text:style-name="T46">&amp;c., &amp;c.</text:span>) where these reside. </text:p>
      <text:h text:style-name="Heading_20_2" text:outline-level="2"><text:soft-page-break/>Refresh token<text:span text:style-name="T39">s</text:span></text:h>
      <text:p text:style-name="P29">Refresh tokens can be a JWT <text:span text:style-name="T44"><text:s/></text:span>and many client libraries require them to be so, mostly to validate them against the server, but there is rarely content in them <text:span text:style-name="T1">per se</text:span><text:span text:style-name="T3">. </text:span><text:span text:style-name="T7">There are at this writing no actual specifications adopted for the format of these but the common usage pattern is that they are unsigned. </text:span><text:span text:style-name="T6">If your library requires a JWT, just ensure that your policy returns one it will validate. This may mean setting the subject or audience to something specific. Scopes are generally not asserted in refresh tokens.</text:span></text:p>
      <text:h text:style-name="Heading_20_2" text:outline-level="2">Error handling</text:h>
      <text:p text:style-name="P30">In the event of any errors that arise, what should OA4MP do? Generally in the authorization phase of the code flow, OA4MP can redirect to another site. Failing that, it will show an error page or perhaps simply forward the user to the home page for the client. Errors at other points of the flow (<text:span text:style-name="T1">e.g.</text:span><text:span text:style-name="T3"> during token exchange) have no user facing component so no redirect is possible, but customizing error messages is possible.</text:span></text:p>
      <text:h text:style-name="Heading_20_1" text:outline-level="1"><text:span text:style-name="T28">An </text:span>Example <text:span text:style-name="T48">Policy Document</text:span></text:h>
      <text:p text:style-name="P8">In the following example, a project named NOMS (for non-orientable minimal surfaces) <text:span text:style-name="T30">Working Group </text:span>needs an issuer on an OA4MP server. <text:span text:style-name="T44">It does two lookups in the institution-run LDAP, first for the user’s groups, then if the user is in the correct group(s), access token permissions are looked up based on the user’s ID.</text:span></text:p>
      <text:p text:style-name="Horizontal_20_Line"><text:s text:c="2"/></text:p>
      <text:h text:style-name="P5" text:outline-level="2">NOMS <text:span text:style-name="T30">Working Group </text:span><text:span text:style-name="T47">Policy Document</text:span></text:h>
      <text:p text:style-name="Heading">Header</text:p>
      <text:list text:style-name="L4">
        <text:list-item>
          <text:p text:style-name="P32"><text:span text:style-name="T49">C</text:span>lient ID<text:span text:style-name="T47">s</text:span>: <text:s/><text:span text:style-name="T12">oa4mp</text:span><text:span text:style-name="Source_20_Text"><text:span text:style-name="T11">:/client_id/</text:span></text:span><text:span text:style-name="Source_20_Text"><text:span text:style-name="T12">noms/fts, oa4mp:/client_id/noms/data_explorer</text:span></text:span></text:p>
        </text:list-item>
        <text:list-item>
          <text:p text:style-name="P34"><text:span text:style-name="Source_20_Text"><text:span text:style-name="T50">Bot</text:span></text:span><text:span text:style-name="Source_20_Text"><text:span text:style-name="T51">h</text:span></text:span><text:span text:style-name="Source_20_Text"><text:span text:style-name="T50"> device and authorization code flow are supported</text:span></text:span></text:p>
        </text:list-item>
      </text:list>
      <text:p text:style-name="P4"><text:span text:style-name="T35">Authorization</text:span></text:p>
      <text:list text:style-name="L1">
        <text:list-item>
          <text:p text:style-name="P11"><text:span text:style-name="T35">T</text:span>he allowed IDP list for this client should only include: </text:p>
          <text:list>
            <text:list-item>
              <text:p text:style-name="P11"><text:span text:style-name="T28">Oxbridge university</text:span> </text:p>
            </text:list-item>
          </text:list>
        </text:list-item>
        <text:list-item>
          <text:p text:style-name="P11">Tokens can only be obtained by <text:span text:style-name="T28">members </text:span>in <text:span text:style-name="T28">the </text:span>group <text:span text:style-name="Source_20_Text"><text:span text:style-name="T19">CO:COU:</text:span></text:span><text:span text:style-name="Source_20_Text"><text:span text:style-name="T21">math</text:span></text:span><text:span text:style-name="Source_20_Text"><text:span text:style-name="T19">:members:active</text:span></text:span> <text:span text:style-name="T29">or <text:s/></text:span><text:span text:style-name="Source_20_Text"><text:span text:style-name="T21">CO:COU:</text:span></text:span><text:span text:style-name="Source_20_Text"><text:span text:style-name="T20">noms</text:span></text:span><text:span text:style-name="Source_20_Text"><text:span text:style-name="T21">:members:active</text:span></text:span></text:p>
        </text:list-item>
        <text:list-item>
          <text:p text:style-name="P14"><text:span text:style-name="T35">All tokens should be signed with EC ES512 algorithm</text:span> </text:p>
        </text:list-item>
      </text:list>
      <text:p text:style-name="P3">ID tokens</text:p>
      <text:list text:continue-numbering="true" text:style-name="L1">
        <text:list-item>
          <text:p text:style-name="P9"><text:span text:style-name="T30">User groups are found in LDAP ldap-math.oxbridge.edu with search base<text:line-break/> </text:span><text:span text:style-name="T14">ou=people,o=Oxbridge,o=CO,dc=dev,dc=math,dc=edu<text:line-break/></text:span><text:span text:style-name="T30">under the username.</text:span></text:p>
        </text:list-item>
        <text:list-item>
          <text:p text:style-name="P25">Subject: head of user’s EPPN </text:p>
        </text:list-item>
        <text:list-item>
          <text:p text:style-name="P17"><text:soft-page-break/>Allowed scopes are any subset of <text:line-break/><text:span text:style-name="T16">openid <text:line-break/>email <text:line-break/>profile<text:line-break/>org.cilogon.userinfo </text:span></text:p>
        </text:list-item>
        <text:list-item>
          <text:p text:style-name="P15"><text:span text:style-name="T36">Other claims:The groups from LDAP are returned in the “isMemberOf” claim as an array of strings.</text:span></text:p>
        </text:list-item>
      </text:list>
      <text:p text:style-name="Heading">Access tokens</text:p>
      <text:list text:continue-numbering="true" text:style-name="L1">
        <text:list-item>
          <text:p text:style-name="P13"><text:span text:style-name="T35">Access token permission q</text:span><text:span text:style-name="T32">uery allowed in authorization request.</text:span></text:p>
        </text:list-item>
        <text:list-item>
          <text:p text:style-name="P14">Use WLCG <text:span text:style-name="T38">type</text:span> <text:span text:style-name="T35">for access tokens</text:span></text:p>
        </text:list-item>
        <text:list-item>
          <text:p text:style-name="P14"><text:span text:style-name="T35">Lifetime: </text:span>4 hours.</text:p>
        </text:list-item>
        <text:list-item>
          <text:p text:style-name="P14"><text:span text:style-name="T35">S</text:span>ubject: sha1sum of client ID.</text:p>
        </text:list-item>
        <text:list-item>
          <text:p text:style-name="P14">Issuer: "<text:a xlink:type="simple" xlink:href="https://cilogon.org/bnlsdcc" text:style-name="Internet_20_link" text:visited-style-name="Visited_20_Internet_20_Link">https://<text:span text:style-name="T28">oa4mp.oxbridge</text:span>.<text:span text:style-name="T28">edu</text:span>/<text:span text:style-name="T28">n</text:span></text:a><text:span text:style-name="T28">oms</text:span>" </text:p>
        </text:list-item>
        <text:list-item>
          <text:p text:style-name="P14">Audience: <text:span text:style-name="T35">S</text:span>hould be set to that requested by client or to a default of OIDC Client ID if no audience is specified in the initial request. </text:p>
        </text:list-item>
        <text:list-item>
          <text:p text:style-name="P14"><text:span text:style-name="T35">Other claims: </text:span><text:span text:style-name="T29">If users are in the group </text:span><text:span text:style-name="Source_20_Text"><text:span text:style-name="T21">CO:COU:</text:span></text:span><text:span text:style-name="Source_20_Text"><text:span text:style-name="T20">noms</text:span></text:span><text:span text:style-name="Source_20_Text"><text:span text:style-name="T21">:members:active</text:span></text:span><text:span text:style-name="T29"> , then the access token must assert the claim “grant_id” with the value “NSF-123456”.</text:span> </text:p>
        </text:list-item>
        <text:list-item>
          <text:p text:style-name="P16"><text:span text:style-name="T36">Allowed scope are any subset of </text:span><text:span text:style-name="T39">the following permissions</text:span><text:span text:style-name="T36">:<text:line-break/></text:span><text:span text:style-name="T16">storage.create:/ <text:line-break/>storage.read:/ <text:line-break/>storage.modify:/ </text:span></text:p>
        </text:list-item>
        <text:list-item>
          <text:p text:style-name="P15"><text:span text:style-name="T29">Only </text:span><text:span text:style-name="T12">oa4mp</text:span><text:span text:style-name="Source_20_Text"><text:span text:style-name="T13">:/client_id/</text:span></text:span><text:span text:style-name="Source_20_Text"><text:span text:style-name="T12">noms/</text:span></text:span><text:span text:style-name="Source_20_Text"><text:span text:style-name="T13">data_explorer </text:span></text:span><text:span text:style-name="T29">can request any of the </text:span><text:span text:style-name="T37">following</text:span><text:span text:style-name="T29"> </text:span><text:span text:style-name="T39">capabilities </text:span><text:span text:style-name="T29">in addition to the above:</text:span><text:line-break/><text:span text:style-name="T16">compute.read <text:line-break/>compute.cancel <text:line-break/>compute.create <text:line-break/>compute.modify </text:span></text:p>
        </text:list-item>
        <text:list-item>
          <text:p text:style-name="P9">Base storage paths are found in LDAP, ldap-math.oxbridge.edu with search base <text:span text:style-name="T11">ou=services,o=Oxbridge,o=CO,dc=dev,dc=math,dc=edu</text:span><text:line-break/>under the username. </text:p>
        </text:list-item>
      </text:list>
      <text:p text:style-name="Heading">Refresh tokens</text:p>
      <text:list text:continue-numbering="true" text:style-name="L1">
        <text:list-item>
          <text:p text:style-name="P14"><text:span text:style-name="T35">Refresh tokens are JWT format</text:span></text:p>
        </text:list-item>
        <text:list-item>
          <text:p text:style-name="P23">Subject: <text:s/>sha1sum of <text:span text:style-name="T36">the </text:span>client ID</text:p>
        </text:list-item>
        <text:list-item>
          <text:p text:style-name="P24">Issuer: <text:a xlink:type="simple" xlink:href="https://oa4mp.oxbridge.edu/noms" text:style-name="Internet_20_link" text:visited-style-name="Visited_20_Internet_20_Link">https://<text:span text:style-name="T28">oa4mp.oxbridge</text:span>.<text:span text:style-name="T28">edu</text:span>/<text:span text:style-name="T28">noms</text:span></text:a>"</text:p>
        </text:list-item>
        <text:list-item>
          <text:p text:style-name="P24">No scope claim is asserted.</text:p>
        </text:list-item>
        <text:list-item>
          <text:p text:style-name="P10"><text:span text:style-name="T35">Lifetime:</text:span> 30 days. </text:p>
        </text:list-item>
      </text:list>
      <text:p text:style-name="P18"/>
      <text:p text:style-name="Heading">Error handling</text:p>
      <text:list text:continue-numbering="true" text:style-name="L1">
        <text:list-item>
          <text:p text:style-name="P10">Users that are denied authorization at the issuer should be redirected to the help page located at <text:a xlink:type="simple" xlink:href="https://www.sdcc.bnl.gov/registry-login-error.php" text:style-name="Internet_20_link" text:visited-style-name="Visited_20_Internet_20_Link">https://<text:span text:style-name="T30">math</text:span>.<text:span text:style-name="T28">oxbridge</text:span>.<text:span text:style-name="T28">edu</text:span>/registry-login-error.php</text:a> </text:p>
          <text:list>
            <text:list-item>
              <text:p text:style-name="P10">The following <text:span text:style-name="T44">entries </text:span>should be sent </text:p>
              <text:list>
                <text:list-item>
                  <text:p text:style-name="P10">error </text:p>
                  <text:list>
                    <text:list-item>
                      <text:p text:style-name="P10">Same as would normally go to client callback uri </text:p>
                    </text:list-item>
                  </text:list>
                </text:list-item>
                <text:list-item>
                  <text:p text:style-name="P10"><text:soft-page-break/>error_description </text:p>
                  <text:list>
                    <text:list-item>
                      <text:p text:style-name="P10">Same as would normally go to client callback uri </text:p>
                    </text:list-item>
                  </text:list>
                </text:list-item>
                <text:list-item>
                  <text:p text:style-name="P10">service<text:span text:style-name="T44">_</text:span>id </text:p>
                  <text:list>
                    <text:list-item>
                      <text:p text:style-name="P12">“<text:span text:style-name="T28">noms</text:span>” </text:p>
                    </text:list-item>
                  </text:list>
                </text:list-item>
              </text:list>
            </text:list-item>
          </text:list>
        </text:list-item>
      </text:list>
      <text:p text:style-name="Horizontal_20_Line"/>
      <text:p text:style-name="Heading">Notes</text:p>
      <text:list text:style-name="L2">
        <text:list-item>
          <text:p text:style-name="P26">Each token has a lifetime, audience, subject and issuer. There are defaults applied for each, so omitting them means you get the default. <text:span text:style-name="T37">If you want them to be overridden in some way, please make that clear.</text:span></text:p>
        </text:list-item>
        <text:list-item>
          <text:p text:style-name="P27">Errors during authorization typically just sends the user to a portal at the institution where the user can register. The error and error_description are standard OAuth, and in this case, the institution requires a “serviceid” so it can route the user to the correct webpage. This is optional and not all institutions do it.</text:p>
        </text:list-item>
        <text:list-item>
          <text:p text:style-name="P27">You can assert any claims you want as additional claims.</text:p>
        </text:list-item>
      </text:list>
      <text:p text:style-name="P19">A typical request for this client might have scopes</text:p>
      <text:p text:style-name="P21">openid profile storage.read:/home/bob/public/data storage.write:/home/bob/nsf-123456</text:p>
      <text:p text:style-name="P19"><text:s/>for user <text:a xlink:type="simple" xlink:href="mailto:bob@math.oxbridge.edu" text:style-name="Internet_20_link" text:visited-style-name="Visited_20_Internet_20_Link">bob@math.oxbridge.edu</text:a>. <text:span text:style-name="T36"><text:s/></text:span></text:p>
      <text:h text:style-name="Heading_20_3" text:outline-level="3"><text:span text:style-name="T52">A common use pattern: </text:span>Querying the server</text:h>
      <text:p text:style-name="P22">The above example allows for querying the server during authorization. <text:span text:style-name="T34">This is becoming a more common use pattern. </text:span>This means that if the requested scopes can be generic and the returned values will be all the basic scopes that can be requested. <text:span text:style-name="T33">This gives the maximum set of permissions possible for a given authorization </text:span>E.g. if the <text:span text:style-name="T52">authorization </text:span>request contains</text:p>
      <text:p text:style-name="P20">storage.read:/ <text:line-break/>compute.modify</text:p>
      <text:p text:style-name="P22">The scopes for the given user returned <text:span text:style-name="T52">in the (first) access token </text:span>might be</text:p>
      <text:p text:style-name="P20">storage.read:/home/bob/public <text:line-break/>storage.read:/home/bob/nsf-123456 <text:line-break/>storage.read:/home/public/noms <text:line-break/>compute.modify</text:p>
      <text:p text:style-name="P22">This is a list of all the locations that the user is allowed to read from, plus compute.modify flag (which cannot be qualified, since it is merely present or not). <text:span text:style-name="T33">Subsequent refreshes and exchanges may use any of these including downscopes. <text:s/>Not all policies use this and it should be made explicit.</text:span></text:p>
      <text:h text:style-name="P6" text:outline-level="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7T06:20:43.653452318</meta:creation-date>
    <dc:date>2024-11-30T08:55:12.358207271</dc:date>
    <meta:editing-duration>P1DT1H27M49S</meta:editing-duration>
    <meta:editing-cycles>14</meta:editing-cycles>
    <meta:generator>LibreOffice/24.2.6.2$Linux_X86_64 LibreOffice_project/420$Build-2</meta:generator>
    <meta:document-statistic meta:table-count="0" meta:image-count="0" meta:object-count="0" meta:page-count="5" meta:paragraph-count="82" meta:word-count="1809" meta:character-count="11538" meta:non-whitespace-character-count="9784"/>
  </office:meta>
</office:document-meta>
</file>